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3" style:master-page-name="">
      <style:paragraph-properties style:page-number="auto" fo:break-before="page"/>
    </style:style>
    <style:style style:name="P42" style:family="paragraph" style:parent-style-name="Heading_20_2"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tyleSwitcher-1.4.3.oxt&#13;Update file created : StyleSwitcher.update.xml&#13;&#13;10.06.2021 08:49:37&#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StyleSwitcher-A-1.4.3.oxt&#13;Update file created : StyleSwitcher-A.update.xml&#13;&#13;10.06.2021 08:49:4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tyleSwitcher-L-1.4.3.oxt&#13;Update file created : StyleSwitcher-L.update.xml&#13;&#13;10.06.2021 08:49:5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StyleSwitche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627261544896706389"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044568843364677145" text:style-name="L2">
        <text:list-item>
          <text:p text:style-name="P48">Version 2.1.2 :</text:p>
        </text:list-item>
      </text:list>
      <text:list xml:id="list1619040845098151714" text:style-name="L3">
        <text:list-item>
          <text:list>
            <text:list-item>
              <text:p text:style-name="P49">Localized help : resolved non-functional hyperlink due to API incompatibility introduced by Apache OpenOffice 4.1 (and LibreOffice 4.0).</text:p>
            </text:list-item>
          </text:list>
        </text:list-item>
      </text:list>
      <text:list xml:id="list28708585" text:continue-list="list2044568843364677145" text:style-name="L2">
        <text:list-item>
          <text:p text:style-name="P48">Version 2.1.1 :</text:p>
        </text:list-item>
      </text:list>
      <text:list xml:id="list5658924856555195289"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28707223" text:continue-list="list28708585" text:style-name="L2">
        <text:list-item>
          <text:p text:style-name="P48">Version 2.1.0 :</text:p>
        </text:list-item>
      </text:list>
      <text:list xml:id="list1709911809802545181"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28706510" text:continue-list="list28707223" text:style-name="L2">
        <text:list-item>
          <text:p text:style-name="P48">Version 2.0.0 :</text:p>
        </text:list-item>
      </text:list>
      <text:list xml:id="list6185980235101913442"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28709020" text:continue-list="list28706510" text:style-name="L2">
        <text:list-item>
          <text:p text:style-name="P48">Version 1.5.3 :</text:p>
        </text:list-item>
      </text:list>
      <text:list xml:id="list828056432311548145"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549300157252562659"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tyleSwitche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772823579489116337"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272140885491332787"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454112587443417167"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825973139914867768"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890482193152836119"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3212650915163035722"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821584690274420137"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133207810599088575"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198213762581685182" text:style-name="L17">
        <text:list-item>
          <text:p text:style-name="P63">Arg1 : <text:span text:style-name="InstructionMacro">String</text:span> : mandatory, type of control used for the button</text:p>
        </text:list-item>
      </text:list>
      <text:list xml:id="list5352749413293266130"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853105168978391533"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277501078756281633"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368900941968928433"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854105897607196734"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868915243555146726"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361426139165132624"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933588207857173449"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630931185746598419"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188091571200732285"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659823767671836518"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872244345397743315"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4434438532639934525"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349040491590380122"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617804264028935733"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229423473132894180"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484360339783141910"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StyleSwitche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Set custom styles.</text:p>
      <text:p text:style-name="tooltipText"/>
      <text:p text:style-name="tooltipLang"><text:bookmark-start text:name="__RefHeading__44467_325084090"/>Tooltip de<text:bookmark-end text:name="__RefHeading__44467_325084090"/></text:p>
      <text:p text:style-name="descrText">Eigene Format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toolbar with buttons to quickly switch between the style sheets of different document templates. </text:p>
      <text:p text:style-name="descrLang"><text:bookmark-start text:name="__RefHeading__78156_325084090"/><text:soft-page-break/>Description de<text:bookmark-end text:name="__RefHeading__78156_325084090"/></text:p>
      <text:p text:style-name="descrText">Eine Symbolleiste mit Schaltflächen zum schnellen Umschalten zwischen den Formatvorlagen verschiedener Dokumentvorlag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181733410161139878"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1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58646632464639301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51958850858730445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53159332561763848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872613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64149378205055196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37996785408672536"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87530561135181811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24</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25</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26</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26</dc:date>
     <text:p>internal</text:p>
     <text:p>Page2</text:p>
     <text:p/>
    </office:annotation>Paragraph styles</text:p>
      <text:p text:style-name="P28"><office:annotation>
     <dc:creator>BM</dc:creator>
     <dc:date>2008-03-13T00:00:00.26</dc:date>
     <text:p>internal</text:p>
     <text:p>Page7</text:p>
     <text:p/>
    </office:annotation>Hyperlinks</text:p>
      <text:p text:style-name="hlp_5f_paragraph"><text:span text:style-name="T14"><office:annotation>
      <dc:creator>BM</dc:creator>
      <dc:date>2008-03-13T00:00:00.26</dc:date>
      <text:p>internal</text:p>
      <text:p>Page3</text:p>
      <text:p/>
     </office:annotation></text:span><text:span text:style-name="T14">Text formatting</text:span></text:p>
      <text:p text:style-name="P28"><office:annotation>
     <dc:creator>BM</dc:creator>
     <dc:date>2008-03-26T00:00:00.26</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26</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26</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27</dc:date>
     <text:p>external</text:p>
     <text:p>text/swriter/main0210.xhp</text:p>
     <text:p/>
    </office:annotation><text:span text:style-name="T14">Preview topic</text:span> </text:p>
      <text:p text:style-name="hlp_5f_paragraph">This hyperlink displays <text:s/><office:annotation>
     <dc:creator>BM</dc:creator>
     <dc:date>2008-03-15T00:00:00.27</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8736908" text:continue-list="list158646632464639301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28717191" text:continue-list="list2872613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28</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28</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28</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28716101" text:continue-list="list2873690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tyleSwitche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tyleSwitche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5" meta:character-count="8195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StyleSwitcher", "1.4.3") ' fill with your values
  setExtensionDescription("en, de")
  setDisplayName("en", "StyleSwitcher")
  setTooltip("en, de", "en") ' deprecated ! starting from 3.1,use instead setExtensionDescription
  
  setPublisherName("en", "Peter Triesberger", "https://github.com/peter88213")
  setLicense("en")

  beginUpdateInformation("direct", "direct") 
	setUpdateSource("https://raw.githubusercontent.com/peter88213/StyleSwitcher/master/", "https://raw.githubusercontent.com/peter88213/StyleSwitcher/master/")
  endUpdateInformation

endDescription  


beginAnnexes 
  useLibrary("Basic", "StyleSwitcher/")
endAnnexes


beginAddonUI

  beginOfficeHelp
	   beginTitles()
	  	setTitle("StyleSwitcher help", "en")
      endTitles
      setURL("Basic", "StyleSwitcher", "help", "show_help")
  endOfficeHelp


  beginAddonMenu

    beginMenu
      beginTitles
	    setTitle("StyleSwitcher", "en")
      endTitles

      beginMenuItems
   
		beginCommand
            beginTitles("Writer")
              setTitle("Load default styles", "en")
              setTitle("Arbeitsvorlage laden", "de")
            endTitles
            setURL("Basic", "StyleSwitcher", "Module1", "load_default_styles")
			setImage("icons/laptop")
		endCommand
		
		beginCommand
            beginTitles("Writer")
              setTitle("Load Standard Page styles", "en")
              setTitle("Normseite laden", "de")
            endTitles
            setURL("Basic", "StyleSwitcher", "Module1", "load_standard_styles")
			setImage("icons/typewriter")
		endCommand

		beginCommand
            beginTitles("Writer")
              setTitle("Load Printout styles", "en")
              setTitle("Druckseite laden", "de")
            endTitles
            setURL("Basic", "StyleSwitcher", "Module1", "load_printout_styles")
			setImage("icons/printer")
		endCommand

        addSeparator

		beginCommand
            beginTitles("Writer")
              setTitle("Select Template", "en")
              setTitle("Dokumentvorlage auswählen", "de")
            endTitles
            setURL("Basic", "StyleSwitcher", "Module1", "load_custom_styles")
			setImage("icons/locker")
		endCommand

        addSeparator

		beginCommand
            beginTitles("Writer")
		 	    setTitle("Install missing template documents", "en")
		 	    setTitle("Fehlende Vorlagendokumente installieren", "de")
		 	endTitles
            setURL("Basic", "StyleSwitcher", "Module2", "install_templates")
		endCommand
				
        addSeparator

		beginCommand
            beginTitles("Writer")
		 	    setTitle("Unlink associated template", "en")
		 	    setTitle("Vorlagenverknüpfung aufheben", "de")
		 	endTitles
            setURL("Basic", "StyleSwitcher", "Module1", "unlink_template")
		endCommand
				
        addSeparator

		beginCommand
            beginTitles("Writer")
		 	    setTitle("Help", "en")
            endTitles
            setURL("Basic", "StyleSwitcher", "help", "show_help")
		endCommand
				
	endMenuItems
  endMenu

endAddonMenu

beginOfficeToolbar

    beginTbTitles("Writer")
      setTitle("StyleSwitcher")
    endTbTitles

		beginButton()
            beginTitles("Writer")
              setTitle("Load default styles", "en")
              setTitle("Arbeitsvorlage laden", "de")
            endTitles
            setURL("Basic", "StyleSwitcher", "Module1", "load_default_styles")
			setImage("icons/laptop")
		endButton    

		beginButton()
            beginTitles("Writer")
              setTitle("Load Standard Page styles", "en")
              setTitle("Normseite laden", "de")
            endTitles
            setURL("Basic", "StyleSwitcher", "Module1", "load_standard_styles")
			setImage("icons/typewriter")
		endButton    


		beginButton()
            beginTitles("Writer")
              setTitle("Load Printout styles", "en")
              setTitle("Druckseite laden", "de")
            endTitles
            setURL("Basic", "StyleSwitcher", "Module1", "load_printout_styles")
			setImage("icons/printer")
		endButton

        addSeparator

		beginButton()
            beginTitles("Writer")
              setTitle("Select Template", "en")
              setTitle("Dokumentvorlage auswählen", "de")
            endTitles
            setURL("Basic", "StyleSwitcher", "Module1", "load_custom_styles")
			setImage("icons/lock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